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style:font-name="Arial" style:font-name-complex="Arial" fo:language="es" fo:country="ES" fo:hyphenate="true"/>
    </style:style>
    <style:style style:name="P46" style:parent-style-name="Normal" style:family="paragraph">
      <style:text-properties style:font-name="Arial" style:font-name-complex="Arial" fo:language="es" fo:country="ES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Normal" style:family="paragraph">
      <style:text-properties style:font-name="Arial" style:font-name-complex="Arial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text-properties style:font-name="Arial" style:font-name-complex="Arial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pt" fo:country="BR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text-properties style:font-name="Arial" style:font-name-complex="Arial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60288" draw:id="id1" draw:style-name="a2" draw:name="Text Box 2" text:anchor-type="paragraph" svg:x="0.02778in" svg:y="0.24375in" svg:width="3.92639in" svg:height="1.53542in" style:rel-width="scale" style:rel-height="scale"><draw:text-box><text:p text:style-name="P38">M.I. Marco Antonio Martínez Quintana.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2336" draw:id="id2" draw:style-name="a3" draw:name="Text Box 2" text:anchor-type="paragraph" svg:x="0.09028in" svg:y="0.23542in" svg:width="4.01042in" svg:height="1.53542in" style:rel-width="scale" style:rel-height="scale"><draw:text-box><text:p text:style-name="P45">Estructura de Datos y Algoritmos I</text:p><text:p text:style-name="P46"/></draw:text-box><svg:title/><svg:desc/></draw:frame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<draw:frame draw:z-index="251663360" draw:id="id3" draw:style-name="a4" draw:name="Text Box 4" text:anchor-type="paragraph" svg:x="0.04931in" svg:y="0.22361in" svg:width="1.57292in" svg:height="0.28125in" style:rel-width="scale" style:rel-height="scale"><draw:text-box><text:p text:style-name="Normal">15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Text Box 5" text:anchor-type="paragraph" svg:x="0.07014in" svg:y="0.21875in" svg:width="1.19792in" svg:height="0.32292in" style:rel-width="scale" style:rel-height="scale"><draw:text-box><text:p text:style-name="P59">Práctica 0</text:p></draw:text-box><svg:title/><svg:desc/></draw:frame>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<draw:frame draw:z-index="251668480" draw:id="id5" draw:style-name="a6" draw:name="Text Box 2" text:anchor-type="paragraph" svg:x="0.01806in" svg:y="0.21042in" svg:width="2.58125in" svg:height="1.53542in" style:rel-width="scale" style:rel-height="scale"><draw:text-box><text:p text:style-name="P66">Bear Almaraz Miguel Angel</text:p></draw:text-box><svg:title/><svg:desc/></draw:frame>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draw:frame draw:z-index="251665408" draw:id="id6" draw:style-name="a7" draw:name="Text Box 6" text:anchor-type="paragraph" svg:x="0.04931in" svg:y="0.20972in" svg:width="1.61389in" svg:height="0.28125in" style:rel-width="scale" style:rel-height="scale"><draw:text-box><text:p text:style-name="P84">2021-2</text:p></draw:text-box><svg:title/><svg:desc/></draw:frame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><draw:frame draw:z-index="251666432" draw:id="id7" draw:style-name="a8" draw:name="Text Box 7" text:anchor-type="paragraph" svg:x="0.09097in" svg:y="0.20069in" svg:width="1.47917in" svg:height="0.30139in" style:rel-width="scale" style:rel-height="scale"><draw:text-box><text:p text:style-name="Normal">01/03/2021</text:p></draw:text-box><svg:title/><svg:desc/></draw:frame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egamiguel 9535</dc:creator>
    <meta:creation-date>2017-02-02T00:09:00Z</meta:creation-date>
    <dc:date>2021-03-01T13:33:00Z</dc:date>
    <meta:template xlink:href="Normal" xlink:type="simple"/>
    <meta:editing-cycles>14</meta:editing-cycles>
    <meta:editing-duration>PT0S</meta:editing-duration>
    <meta:document-statistic meta:page-count="1" meta:paragraph-count="1" meta:word-count="55" meta:character-count="371" meta:row-count="2" meta:non-whitespace-character-count="317"/>
  </office:meta>
</office:document-meta>
</file>